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032cm" svg:y1="2.016cm" svg:x2="4.08cm" svg:y2="2.016cm">
          <text:p/>
        </draw:line>
        <draw:path draw:style-name="gr1" draw:text-style-name="P1" draw:layer="layout" svg:width="1.4cm" svg:height="1.723cm" draw:transform="rotate (1.42872652568256) translate (1.127cm 3.159cm)" svg:viewBox="0 0 1401 1724" svg:d="M0 0c647 36 1311 1095 1401 1724">
          <text:p/>
        </draw:path>
        <draw:path draw:style-name="gr2" draw:text-style-name="P1" draw:layer="layout" svg:width="1.687cm" svg:height="1.04cm" draw:transform="rotate (1.42872652568256) translate (1.889cm 3.54cm)" svg:viewBox="0 0 1688 1041" svg:d="M0 0c647 36 1599 413 1688 104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0:26.043000000</meta:creation-date>
    <dc:date>2018-02-13T17:21:55.124000000</dc:date>
    <meta:editing-duration>PT5M56S</meta:editing-duration>
    <meta:editing-cycles>4</meta:editing-cycles>
    <meta:generator>LibreOffice/5.4.0.3$Windows_X86_64 LibreOffice_project/7556cbc6811c9d992f4064ab9287069087d7f62c</meta:generator>
    <meta:document-statistic meta:object-count="3"/>
  </office:meta>
</office:document-meta>
</file>